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3366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4346in"/>
    </style:style>
    <style:style style:name="co6" style:family="table-column">
      <style:table-column-properties fo:break-before="auto" style:column-width="0.5437in"/>
    </style:style>
    <style:style style:name="co7" style:family="table-column">
      <style:table-column-properties fo:break-before="auto" style:column-width="0.5874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311in"/>
    </style:style>
    <style:style style:name="co12" style:family="table-column">
      <style:table-column-properties fo:break-before="auto" style:column-width="0.8618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0.6008in"/>
    </style:style>
    <style:style style:name="co15" style:family="table-column">
      <style:table-column-properties fo:break-before="auto" style:column-width="1.349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9"/>
          <table:table-cell office:value-type="string">
            <text:p>Макс момент</text:p>
          </table:table-cell>
          <table:table-cell office:value-type="float" office:value="1466">
            <text:p>1466</text:p>
          </table:table-cell>
          <table:table-cell office:value-type="string">
            <text:p>кгс*м</text:p>
          </table:table-cell>
          <table:table-cell table:number-columns-repeated="6"/>
        </table:table-row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H, m</text:p>
          </table:table-cell>
          <table:table-cell office:value-type="string">
            <text:p>V, km/h</text:p>
          </table:table-cell>
          <table:table-cell office:value-type="string">
            <text:p>УПРТ</text:p>
          </table:table-cell>
          <table:table-cell office:value-type="string">
            <text:p>N1 лев</text:p>
          </table:table-cell>
          <table:table-cell office:value-type="string">
            <text:p>N2 прав</text:p>
          </table:table-cell>
          <table:table-cell office:value-type="string">
            <text:p>ИКМ лев</text:p>
          </table:table-cell>
          <table:table-cell office:value-type="string">
            <text:p>ИКМ прав</text:p>
          </table:table-cell>
          <table:table-cell office:value-type="string">
            <text:p>Расход лев</text:p>
          </table:table-cell>
          <table:table-cell office:value-type="string">
            <text:p>Расход прав</text:p>
          </table:table-cell>
          <table:table-cell office:value-type="string">
            <text:p>N1 средн</text:p>
          </table:table-cell>
          <table:table-cell office:value-type="string">
            <text:p>ИКМ средн</text:p>
          </table:table-cell>
          <table:table-cell office:value-type="string">
            <text:p>Расход средн</text:p>
          </table:table-cell>
          <table:table-cell office:value-type="string">
            <text:p>ИКМ %</text:p>
          </table:table-cell>
          <table:table-cell office:value-type="string">
            <text:p>Мощность расч, л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table:formula="of:=([.F6]+[.G6])/2" office:value-type="float" office:value="92">
            <text:p>92</text:p>
          </table:table-cell>
          <table:table-cell table:formula="of:=([.H6]+[.I6])/2" office:value-type="float" office:value="3.5">
            <text:p>3.5</text:p>
          </table:table-cell>
          <table:table-cell table:formula="of:=([.J6]+[.K6])/2" office:value-type="float" office:value="265">
            <text:p>265</text:p>
          </table:table-cell>
          <table:table-cell table:style-name="ce1" table:formula="of:=[.M6]/88" office:value-type="percentage" office:value="0.0397727272727273">
            <text:p>3.98%</text:p>
          </table:table-cell>
          <table:table-cell table:formula="of:=[.O6]*[.$K$1]*([.L6]/100)*1245/716.2" office:value-type="float" office:value="93.2485751821482">
            <text:p>93.2485751821</text:p>
          </table:table-cell>
          <table:table-cell/>
          <table:table-cell table:formula="of:=([.P6]*1000/1.36)/(1.225*(1145/60)^3*3.9^5)" office:value-type="float" office:value="0.00892650522496053">
            <text:p>0.0089265052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formula="of:=([.F7]+[.G7])/2" office:value-type="float" office:value="93">
            <text:p>93</text:p>
          </table:table-cell>
          <table:table-cell table:formula="of:=([.H7]+[.I7])/2" office:value-type="float" office:value="3.5">
            <text:p>3.5</text:p>
          </table:table-cell>
          <table:table-cell table:formula="of:=([.J7]+[.K7])/2" office:value-type="float" office:value="275">
            <text:p>275</text:p>
          </table:table-cell>
          <table:table-cell table:style-name="ce1" table:formula="of:=[.M7]/88" office:value-type="percentage" office:value="0.0397727272727273">
            <text:p>3.98%</text:p>
          </table:table-cell>
          <table:table-cell table:formula="of:=[.O7]*[.$K$1]*([.L7]/100)*1245/716.2" office:value-type="float" office:value="94.2621466515194">
            <text:p>94.2621466515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280">
            <text:p>280</text:p>
          </table:table-cell>
          <table:table-cell table:formula="of:=([.F8]+[.G8])/2" office:value-type="float" office:value="94.5">
            <text:p>94.5</text:p>
          </table:table-cell>
          <table:table-cell table:formula="of:=([.H8]+[.I8])/2" office:value-type="float" office:value="5">
            <text:p>5</text:p>
          </table:table-cell>
          <table:table-cell table:formula="of:=([.J8]+[.K8])/2" office:value-type="float" office:value="280">
            <text:p>280</text:p>
          </table:table-cell>
          <table:table-cell table:style-name="ce1" table:formula="of:=[.M8]/88" office:value-type="percentage" office:value="0.0568181818181818">
            <text:p>5.68%</text:p>
          </table:table-cell>
          <table:table-cell table:formula="of:=[.O8]*[.$K$1]*([.L8]/100)*1245/716.2" office:value-type="float" office:value="136.832148365109">
            <text:p>136.8321483651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30">
            <text:p>330</text:p>
          </table:table-cell>
          <table:table-cell office:value-type="float" office:value="300">
            <text:p>300</text:p>
          </table:table-cell>
          <table:table-cell table:formula="of:=([.F9]+[.G9])/2" office:value-type="float" office:value="99.5">
            <text:p>99.5</text:p>
          </table:table-cell>
          <table:table-cell table:formula="of:=([.H9]+[.I9])/2" office:value-type="float" office:value="13.5">
            <text:p>13.5</text:p>
          </table:table-cell>
          <table:table-cell table:formula="of:=([.J9]+[.K9])/2" office:value-type="float" office:value="315">
            <text:p>315</text:p>
          </table:table-cell>
          <table:table-cell table:style-name="ce1" table:formula="of:=[.M9]/88" office:value-type="percentage" office:value="0.153409090909091">
            <text:p>15.34%</text:p>
          </table:table-cell>
          <table:table-cell table:formula="of:=[.O9]*[.$K$1]*([.L9]/100)*1245/716.2" office:value-type="float" office:value="388.994250352238">
            <text:p>388.994250352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0">
            <text:p>390</text:p>
          </table:table-cell>
          <table:table-cell office:value-type="float" office:value="350">
            <text:p>350</text:p>
          </table:table-cell>
          <table:table-cell table:formula="of:=([.F10]+[.G10])/2" office:value-type="float" office:value="100">
            <text:p>100</text:p>
          </table:table-cell>
          <table:table-cell table:formula="of:=([.H10]+[.I10])/2" office:value-type="float" office:value="21.5">
            <text:p>21.5</text:p>
          </table:table-cell>
          <table:table-cell table:formula="of:=([.J10]+[.K10])/2" office:value-type="float" office:value="370">
            <text:p>370</text:p>
          </table:table-cell>
          <table:table-cell table:style-name="ce1" table:formula="of:=[.M10]/88" office:value-type="percentage" office:value="0.244318181818182">
            <text:p>24.43%</text:p>
          </table:table-cell>
          <table:table-cell table:formula="of:=[.O10]*[.$K$1]*([.L10]/100)*1245/716.2" office:value-type="float" office:value="622.622474042294">
            <text:p>622.6224740423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table:formula="of:=([.F11]+[.G11])/2" office:value-type="float" office:value="100">
            <text:p>100</text:p>
          </table:table-cell>
          <table:table-cell table:formula="of:=([.H11]+[.I11])/2" office:value-type="float" office:value="29">
            <text:p>29</text:p>
          </table:table-cell>
          <table:table-cell table:formula="of:=([.J11]+[.K11])/2" office:value-type="float" office:value="410">
            <text:p>410</text:p>
          </table:table-cell>
          <table:table-cell table:style-name="ce1" table:formula="of:=[.M11]/88" office:value-type="percentage" office:value="0.329545454545454">
            <text:p>32.95%</text:p>
          </table:table-cell>
          <table:table-cell table:formula="of:=[.O11]*[.$K$1]*([.L11]/100)*1245/716.2" office:value-type="float" office:value="839.816360336117">
            <text:p>839.8163603361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440">
            <text:p>440</text:p>
          </table:table-cell>
          <table:table-cell table:formula="of:=([.F12]+[.G12])/2" office:value-type="float" office:value="100">
            <text:p>100</text:p>
          </table:table-cell>
          <table:table-cell table:formula="of:=([.H12]+[.I12])/2" office:value-type="float" office:value="35">
            <text:p>35</text:p>
          </table:table-cell>
          <table:table-cell table:formula="of:=([.J12]+[.K12])/2" office:value-type="float" office:value="445">
            <text:p>445</text:p>
          </table:table-cell>
          <table:table-cell table:style-name="ce1" table:formula="of:=[.M12]/88" office:value-type="percentage" office:value="0.397727272727273">
            <text:p>39.77%</text:p>
          </table:table-cell>
          <table:table-cell table:formula="of:=[.O12]*[.$K$1]*([.L12]/100)*1245/716.2" office:value-type="float" office:value="1013.57146937118">
            <text:p>1013.571469371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8">
            <text:p>38</text:p>
          </table:table-cell>
          <table:table-cell office:value-type="float" office:value="460">
            <text:p>460</text:p>
          </table:table-cell>
          <table:table-cell office:value-type="float" office:value="450">
            <text:p>450</text:p>
          </table:table-cell>
          <table:table-cell table:formula="of:=([.F13]+[.G13])/2" office:value-type="float" office:value="100">
            <text:p>100</text:p>
          </table:table-cell>
          <table:table-cell table:formula="of:=([.H13]+[.I13])/2" office:value-type="float" office:value="38">
            <text:p>38</text:p>
          </table:table-cell>
          <table:table-cell table:formula="of:=([.J13]+[.K13])/2" office:value-type="float" office:value="455">
            <text:p>455</text:p>
          </table:table-cell>
          <table:table-cell table:style-name="ce1" table:formula="of:=[.M13]/88" office:value-type="percentage" office:value="0.431818181818182">
            <text:p>43.18%</text:p>
          </table:table-cell>
          <table:table-cell table:formula="of:=[.O13]*[.$K$1]*([.L13]/100)*1245/716.2" office:value-type="float" office:value="1100.44902388871">
            <text:p>1100.4490238887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4]+[.G14])/2" office:value-type="float" office:value="0">
            <text:p>0</text:p>
          </table:table-cell>
          <table:table-cell table:formula="of:=([.H14]+[.I14])/2" office:value-type="float" office:value="0">
            <text:p>0</text:p>
          </table:table-cell>
          <table:table-cell table:formula="of:=([.J14]+[.K14])/2" office:value-type="float" office:value="0">
            <text:p>0</text:p>
          </table:table-cell>
          <table:table-cell table:style-name="ce1" table:formula="of:=[.M14]/88" office:value-type="percentage" office:value="0">
            <text:p>0.00%</text:p>
          </table:table-cell>
          <table:table-cell table:formula="of:=[.O14]*[.$K$1]*([.L14]/100)*1245/716.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5]+[.G15])/2" office:value-type="float" office:value="0">
            <text:p>0</text:p>
          </table:table-cell>
          <table:table-cell table:formula="of:=([.H15]+[.I15])/2" office:value-type="float" office:value="0">
            <text:p>0</text:p>
          </table:table-cell>
          <table:table-cell table:formula="of:=([.J15]+[.K15])/2" office:value-type="float" office:value="0">
            <text:p>0</text:p>
          </table:table-cell>
          <table:table-cell table:style-name="ce1" table:formula="of:=[.M15]/88" office:value-type="percentage" office:value="0">
            <text:p>0.00%</text:p>
          </table:table-cell>
          <table:table-cell table:formula="of:=[.O15]*[.$K$1]*([.L15]/100)*1245/716.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6]+[.G16])/2" office:value-type="float" office:value="0">
            <text:p>0</text:p>
          </table:table-cell>
          <table:table-cell table:formula="of:=([.H16]+[.I16])/2" office:value-type="float" office:value="0">
            <text:p>0</text:p>
          </table:table-cell>
          <table:table-cell table:formula="of:=([.J16]+[.K16])/2" office:value-type="float" office:value="0">
            <text:p>0</text:p>
          </table:table-cell>
          <table:table-cell table:style-name="ce1" table:formula="of:=[.M16]/88" office:value-type="percentage" office:value="0">
            <text:p>0.00%</text:p>
          </table:table-cell>
          <table:table-cell table:formula="of:=[.O16]*[.$K$1]*([.L16]/100)*1245/716.2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number-columns-repeated="6"/>
          <table:table-cell table:formula="of:=([.F17]+[.G17])/2" office:value-type="float" office:value="0">
            <text:p>0</text:p>
          </table:table-cell>
          <table:table-cell table:formula="of:=([.H17]+[.I17])/2" office:value-type="float" office:value="0">
            <text:p>0</text:p>
          </table:table-cell>
          <table:table-cell table:formula="of:=([.J17]+[.K17])/2" office:value-type="float" office:value="0">
            <text:p>0</text:p>
          </table:table-cell>
          <table:table-cell table:style-name="ce1" table:formula="of:=[.M17]/88" office:value-type="percentage" office:value="0">
            <text:p>0.00%</text:p>
          </table:table-cell>
          <table:table-cell table:formula="of:=[.O17]*[.$K$1]*([.L17]/100)*1245/716.2" office:value-type="float" office:value="0">
            <text:p>0</text:p>
          </table:table-cell>
          <table:table-cell table:number-columns-repeated="2"/>
        </table:table-row>
        <table:table-row table:style-name="ro2" table:number-rows-repeated="104855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Libertine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7:47:01</meta:creation-date>
    <dc:date>2013-10-23T22:21:08</dc:date>
    <meta:editing-duration>PT4H18M46S</meta:editing-duration>
    <meta:editing-cycles>3</meta:editing-cycles>
    <meta:generator>LibreOffice/4.0.4.2$Linux_X86_64 LibreOffice_project/400m0$Build-2</meta:generator>
    <meta:document-statistic meta:table-count="1" meta:cell-count="174" meta:object-count="0"/>
  </office:meta>
</office:document-meta>
</file>